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85cm" svg:height="1.815cm" svg:x="3.54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785cm" svg:height="1.815cm" svg:x="6.771cm" svg:y="7.447cm">
          <text:p text:style-name="P1">9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85cm" svg:height="1.815cm" svg:x="10.24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785cm" svg:height="1.815cm" svg:x="15.308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785cm" svg:height="1.815cm" svg:x="20.375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785cm" svg:height="1.815cm" svg:x="25.44cm" svg:y="3.54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.064cm" svg:y1="5.09cm" svg:x2="7.032cm" svg:y2="7.712cm" draw:start-shape="id1" draw:start-glue-point="9" draw:end-shape="id2" draw:end-glue-point="5" svg:d="M5064 5090l1968 2622" svg:viewBox="0 0 1969 2623">
          <text:p text:style-name="P2"><text:span text:style-name="T1">1</text:span></text:p>
        </draw:connector>
        <draw:connector draw:style-name="gr3" draw:text-style-name="P2" draw:layer="layout" draw:type="line" svg:x1="8.295cm" svg:y1="7.712cm" svg:x2="10.501cm" svg:y2="5.09cm" draw:start-shape="id2" draw:start-glue-point="11" draw:end-shape="id3" draw:end-glue-point="7" svg:d="M8295 7712l2206-2622" svg:viewBox="0 0 2207 2623">
          <text:p text:style-name="P1"><text:span text:style-name="T1">1</text:span></text:p>
        </draw:connector>
        <draw:connector draw:style-name="gr3" draw:text-style-name="P2" draw:layer="layout" draw:type="line" svg:x1="5.325cm" svg:y1="4.448cm" svg:x2="10.24cm" svg:y2="4.448cm" draw:start-shape="id1" draw:start-glue-point="10" draw:end-shape="id3" draw:end-glue-point="6" svg:d="M5325 4448h4915" svg:viewBox="0 0 4916 1">
          <text:p text:style-name="P2"><text:span text:style-name="T1">10</text:span></text:p>
        </draw:connector>
        <draw:connector draw:style-name="gr3" draw:text-style-name="P2" draw:layer="layout" draw:type="line" svg:x1="12.025cm" svg:y1="4.448cm" svg:x2="15.308cm" svg:y2="4.448cm" draw:start-shape="id3" draw:start-glue-point="10" draw:end-shape="id4" draw:end-glue-point="6" svg:d="M12025 4448h3283" svg:viewBox="0 0 3284 1">
          <text:p text:style-name="P2"><text:span text:style-name="T1">1</text:span></text:p>
        </draw:connector>
        <draw:connector draw:style-name="gr3" draw:text-style-name="P2" draw:layer="layout" draw:type="line" svg:x1="17.093cm" svg:y1="4.448cm" svg:x2="20.375cm" svg:y2="4.448cm" draw:start-shape="id4" draw:start-glue-point="10" draw:end-shape="id5" draw:end-glue-point="6" svg:d="M17093 4448h3282" svg:viewBox="0 0 3283 1">
          <text:p text:style-name="P2"><text:span text:style-name="T1">1</text:span></text:p>
        </draw:connector>
        <draw:connector draw:style-name="gr3" draw:text-style-name="P2" draw:layer="layout" draw:type="line" svg:x1="22.16cm" svg:y1="4.448cm" svg:x2="25.44cm" svg:y2="4.448cm" draw:start-shape="id5" draw:start-glue-point="10" draw:end-shape="id6" draw:end-glue-point="6" svg:d="M22160 4448h3280" svg:viewBox="0 0 3281 1">
          <text:p text:style-name="P2"><text:span text:style-name="T1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7T20:45:55.975025292</meta:creation-date>
    <dc:date>2016-06-27T21:06:18.625700250</dc:date>
    <dc:creator>elucterio </dc:creator>
    <meta:editing-duration>PT7M7S</meta:editing-duration>
    <meta:editing-cycles>2</meta:editing-cycles>
    <meta:generator>LibreOffice/4.2.8.2$Linux_X86_64 LibreOffice_project/420m0$Build-2</meta:generator>
    <meta:document-statistic meta:object-count="12"/>
  </office:meta>
</office:document-meta>
</file>